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23"><text:placeholder text:placeholder-type="text">&lt;if test="data.get('with_photo',True)"&gt;</text:placeholder></text:p>
              <text:p text:style-name="P19">CODICE</text:p>
              <text:p text:style-name="P14"><text:placeholder text:placeholder-type="text">&lt;/if&gt;</text:placeholder></text:p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7">UM</text:p>
            </table:table-cell>
            <table:table-cell table:style-name="Tabella1.A1" office:value-type="string">
              <text:p text:style-name="P20">SOSP<text:span text:style-name="T7">ESI<text:line-break/>(S)</text:span></text:p>
            </table:table-cell>
            <table:table-cell table:style-name="Tabella1.A1" office:value-type="string">
              <text:p text:style-name="P21">CAMPAGNE<text:line-break/>(X)</text:p>
            </table:table-cell>
            <table:table-cell table:style-name="Tabella1.A1" office:value-type="string">
              <text:p text:style-name="P17">DISP. LORDA (E+F–S-<text:span text:style-name="T9">X</text:span>)</text:p>
            </table:table-cell>
            <table:table-cell table:style-name="Tabella1.A1" office:value-type="string">
              <text:p text:style-name="P17">INVENTARIO<text:line-break/><text:span text:style-name="T8">(I)</text:span></text:p>
            </table:table-cell>
            <table:table-cell table:style-name="Tabella1.A1" office:value-type="string">
              <text:p text:style-name="P17">CARICO<text:line-break/><text:span text:style-name="T8">(C)</text:span></text:p>
            </table:table-cell>
            <table:table-cell table:style-name="Tabella1.A1" office:value-type="string">
              <text:p text:style-name="P17">SCARICO<text:line-break/><text:span text:style-name="T8">(S)</text:span></text:p>
            </table:table-cell>
            <table:table-cell table:style-name="Tabella1.A1" office:value-type="string">
              <text:p text:style-name="P17">ESIST<text:span text:style-name="T7">ENZA<text:line-break/>(I+C-S)</text:span></text:p>
            </table:table-cell>
            <table:table-cell table:style-name="Tabella1.K1" office:value-type="string">
              <text:p text:style-name="P17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22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inv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4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covered-table-cell/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inv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3T11:51:37.973658800</dc:date>
    <dc:creator>thebrush </dc:creator>
    <meta:editing-duration>PT5H7M40S</meta:editing-duration>
    <meta:editing-cycles>82</meta:editing-cycles>
    <meta:document-statistic meta:table-count="1" meta:image-count="0" meta:object-count="0" meta:page-count="1" meta:paragraph-count="43" meta:word-count="113" meta:character-count="1077" meta:non-whitespace-character-count="1010"/>
  </office:meta>
</office:document-meta>
</file>